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224" officeooo:paragraph-rsid="00151224"/>
    </style:style>
    <style:style style:name="T1" style:family="text">
      <style:text-properties officeooo:rsid="00158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Park</text:p>
      <text:p text:style-name="P1">Lab 5 Questions</text:p>
      <text:p text:style-name="P1"/>
      <text:p text:style-name="P1">1) ARTK's pre-emptive multi-tasking only applies when a ready task has a higher priority than other tasks that are running. ARTK can avoid this deadlock by setting the task priority of all the philosophers to the same level.</text:p>
      <text:p text:style-name="P1"/>
      <text:p text:style-name="P1">2) <text:s/></text:p>
      <text:p text:style-name="P1"/>
      <text:p text:style-name="P1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3:47:54.213000000</meta:creation-date>
    <dc:date>2016-11-16T00:22:42.523000000</dc:date>
    <meta:editing-duration>PT3M57S</meta:editing-duration>
    <meta:editing-cycles>1</meta:editing-cycles>
    <meta:document-statistic meta:table-count="0" meta:image-count="0" meta:object-count="0" meta:page-count="1" meta:paragraph-count="5" meta:word-count="45" meta:character-count="256" meta:non-whitespace-character-count="213"/>
    <meta:generator>LibreOffice/4.2.0.4$Windows_x86 LibreOffice_project/05dceb5d363845f2cf968344d7adab8dcfb2ba71</meta:generator>
  </office:meta>
</office:document-meta>
</file>